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solid"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solid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1" draw:style-name="gr1" draw:text-style-name="P1" svg:x1="1.921cm" svg:y1="0.637cm" svg:x2="10.428cm" svg:y2="1.089cm">
            <text:p/>
          </draw:line>
          <draw:line draw:z-index="1" draw:name="Линия 3" draw:style-name="gr2" draw:text-style-name="P1" svg:x1="10.761cm" svg:y1="9.723cm" svg:x2="10.652cm" svg:y2="9.696cm">
            <text:p/>
          </draw:line>
          <draw:line draw:z-index="2" draw:name="Линия 2" draw:style-name="gr1" draw:text-style-name="P1" svg:x1="1.564cm" svg:y1="4.303cm" svg:x2="1.043cm" svg:y2="1.089cm">
            <text:p/>
          </draw:line>
          <draw:line draw:z-index="3" draw:name="Линия 4" draw:style-name="gr1" draw:text-style-name="P1" svg:x1="1.866cm" svg:y1="0.637cm" svg:x2="10.702cm" svg:y2="4.755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4"/>
        <table:table-column table:style-name="co4" table:default-cell-style-name="ce2"/>
        <table:table-column table:style-name="co3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goods_group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tatus(IN/OUT)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ne-to-many</text:p>
          </table:table-cell>
          <table:table-cell table:style-name="Default"/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 group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/>
          <table:table-cell table:style-name="ce2"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price</text:p>
          </table:table-cell>
          <table:table-cell table:style-name="ce2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from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20:49:30.105722240</meta:creation-date>
    <meta:generator>LibreOffice/25.8.4.2$Linux_X86_64 LibreOffice_project/0366609b1de41a39e1896ae41e33c673f2a73802</meta:generator>
    <dc:date>2026-01-24T21:29:55.696192114</dc:date>
    <meta:editing-duration>PT29M54S</meta:editing-duration>
    <meta:editing-cycles>6</meta:editing-cycles>
    <meta:document-statistic meta:table-count="1" meta:cell-count="62" meta:object-count="4"/>
  </office:meta>
</office:document-meta>
</file>